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azon Ember" svg:font-family="'Amazon Ember', 'Helvetica Neue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ar font-family-base-4om3hr" svg:font-family="'var font-family-base-4om3hr', 'Amazon Ember', 'Helvetica Neue', Roboto, Arial, sans-serif"/>
  </office:font-face-decls>
  <office:automatic-styles>
    <style:style style:name="P1" style:family="paragraph" style:parent-style-name="Standard">
      <style:text-properties fo:font-size="10pt" fo:language="es" fo:country="CL" style:font-size-asian="10pt" style:font-size-complex="10pt"/>
    </style:style>
    <style:style style:name="P2" style:family="paragraph" style:parent-style-name="Standard">
      <style:text-properties fo:font-size="10pt" fo:language="es" fo:country="CL" officeooo:rsid="0012602b" officeooo:paragraph-rsid="0012602b" style:font-size-asian="10pt" style:font-size-complex="10pt"/>
    </style:style>
    <style:style style:name="P3" style:family="paragraph" style:parent-style-name="Standard">
      <style:text-properties fo:font-size="10pt" officeooo:rsid="0012602b" officeooo:paragraph-rsid="0012602b" style:font-size-asian="10pt" style:font-size-complex="10pt"/>
    </style:style>
    <style:style style:name="P4" style:family="paragraph" style:parent-style-name="Standard">
      <style:text-properties fo:font-size="10pt" officeooo:rsid="0012602b" officeooo:paragraph-rsid="0014392e" style:font-size-asian="10pt" style:font-size-complex="10pt"/>
    </style:style>
    <style:style style:name="P5" style:family="paragraph" style:parent-style-name="Standard">
      <style:text-properties fo:font-size="10pt" officeooo:rsid="0014392e" officeooo:paragraph-rsid="0012602b" style:font-size-asian="10pt" style:font-size-complex="10pt"/>
    </style:style>
    <style:style style:name="P6" style:family="paragraph" style:parent-style-name="Standard">
      <style:text-properties fo:font-size="10pt" officeooo:rsid="0029ac8c" officeooo:paragraph-rsid="0029ac8c" style:font-size-asian="10pt" style:font-size-complex="10pt"/>
    </style:style>
    <style:style style:name="P7" style:family="paragraph" style:parent-style-name="Standard">
      <style:text-properties fo:font-size="10pt" officeooo:rsid="002a0f60" officeooo:paragraph-rsid="002a0f60" style:font-size-asian="10pt" style:font-size-complex="10pt"/>
    </style:style>
    <style:style style:name="P8" style:family="paragraph" style:parent-style-name="Standard">
      <style:text-properties fo:font-size="10pt" officeooo:rsid="0016e67b" officeooo:paragraph-rsid="0016e67b" style:font-size-asian="10pt" style:font-size-complex="10pt"/>
    </style:style>
    <style:style style:name="P9" style:family="paragraph" style:parent-style-name="Standard">
      <style:text-properties fo:font-variant="normal" fo:text-transform="none" fo:color="#16191f" loext:opacity="100%" style:font-name="Amazon Ember" fo:font-size="10.5pt" fo:letter-spacing="normal" fo:font-style="normal" fo:font-weight="normal" officeooo:rsid="0016e67b" officeooo:paragraph-rsid="0016e67b" style:font-size-asian="10pt" style:font-size-complex="10pt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6191f" loext:opacity="100%" style:font-name="Amazon Ember" fo:font-size="10.5pt" fo:letter-spacing="normal" fo:font-style="normal" fo:font-weight="normal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6191f" loext:opacity="100%" style:font-name="var font-family-base-4om3hr" fo:font-size="10.5pt" fo:letter-spacing="normal" fo:font-style="normal" fo:font-weight="normal"/>
    </style:style>
    <style:style style:name="P12" style:family="paragraph" style:parent-style-name="Standard">
      <style:text-properties fo:font-variant="normal" fo:text-transform="none" fo:color="#16191f" loext:opacity="100%" style:font-name="var font-family-base-4om3hr" fo:font-size="10.5pt" fo:letter-spacing="normal" fo:font-style="normal" fo:font-weight="normal" officeooo:rsid="0016e67b" officeooo:paragraph-rsid="0016e67b" style:font-size-asian="10pt" style:font-size-complex="10pt"/>
    </style:style>
    <style:style style:name="P13" style:family="paragraph" style:parent-style-name="Standard" style:list-style-name="L1">
      <style:text-properties fo:font-size="10pt" fo:language="es" fo:country="CL" officeooo:rsid="0012602b" officeooo:paragraph-rsid="0012602b" style:font-size-asian="10pt" style:font-size-complex="10pt"/>
    </style:style>
    <style:style style:name="P14" style:family="paragraph" style:parent-style-name="Standard" style:list-style-name="L1">
      <style:text-properties fo:font-size="10pt" officeooo:rsid="0012602b" officeooo:paragraph-rsid="0012602b" style:font-size-asian="10pt" style:font-size-complex="10pt"/>
    </style:style>
    <style:style style:name="P15" style:family="paragraph" style:parent-style-name="Standard" style:list-style-name="L1">
      <style:text-properties fo:font-size="10pt" officeooo:rsid="0012602b" officeooo:paragraph-rsid="0014392e" style:font-size-asian="10pt" style:font-size-complex="10pt"/>
    </style:style>
    <style:style style:name="P16" style:family="paragraph" style:parent-style-name="Standard" style:list-style-name="L1">
      <style:text-properties fo:font-size="10pt" officeooo:rsid="0014392e" officeooo:paragraph-rsid="0014392e" style:font-size-asian="10pt" style:font-size-complex="10pt"/>
    </style:style>
    <style:style style:name="P17" style:family="paragraph" style:parent-style-name="Standard" style:list-style-name="L2">
      <style:text-properties fo:font-size="10pt" officeooo:rsid="0014392e" officeooo:paragraph-rsid="0014392e" style:font-size-asian="10pt" style:font-size-complex="10pt"/>
    </style:style>
    <style:style style:name="P18" style:family="paragraph" style:parent-style-name="Standard" style:list-style-name="L1">
      <style:text-properties fo:font-size="10pt" officeooo:rsid="00144c66" officeooo:paragraph-rsid="00144c66" style:font-size-asian="10pt" style:font-size-complex="10pt"/>
    </style:style>
    <style:style style:name="P19" style:family="paragraph" style:parent-style-name="Standard" style:list-style-name="L1">
      <style:text-properties fo:font-size="10pt" officeooo:rsid="00163010" officeooo:paragraph-rsid="00163010" style:font-size-asian="10pt" style:font-size-complex="10pt"/>
    </style:style>
    <style:style style:name="P20" style:family="paragraph" style:parent-style-name="Standard" style:list-style-name="L1">
      <style:text-properties fo:font-size="10pt" officeooo:rsid="00165ec9" officeooo:paragraph-rsid="00165ec9" style:font-size-asian="10pt" style:font-size-complex="10pt"/>
    </style:style>
    <style:style style:name="P21" style:family="paragraph" style:parent-style-name="Standard" style:list-style-name="L1">
      <style:text-properties fo:font-size="10pt" officeooo:rsid="0035bb93" officeooo:paragraph-rsid="0035bb93" style:font-size-asian="10pt" style:font-size-complex="10pt"/>
    </style:style>
    <style:style style:name="P22" style:family="paragraph" style:parent-style-name="Standard" style:list-style-name="L1">
      <style:text-properties fo:font-size="10pt" officeooo:rsid="0016e67b" officeooo:paragraph-rsid="0016e67b" style:font-size-asian="10pt" style:font-size-complex="10pt"/>
    </style:style>
    <style:style style:name="P23" style:family="paragraph" style:parent-style-name="Standard" style:list-style-name="L1">
      <style:text-properties fo:font-size="10pt" officeooo:rsid="00338d88" officeooo:paragraph-rsid="00338d88" style:font-size-asian="10pt" style:font-size-complex="10pt"/>
    </style:style>
    <style:style style:name="P24" style:family="paragraph" style:parent-style-name="Standard" style:list-style-name="L1">
      <style:text-properties fo:font-size="10pt" officeooo:rsid="0016fa77" officeooo:paragraph-rsid="0016fa77" style:font-size-asian="10pt" style:font-size-complex="10pt"/>
    </style:style>
    <style:style style:name="P25" style:family="paragraph" style:parent-style-name="Standard" style:list-style-name="L1">
      <style:text-properties fo:font-size="10pt" officeooo:rsid="0018f33a" officeooo:paragraph-rsid="0018f33a" style:font-size-asian="10pt" style:font-size-complex="10pt"/>
    </style:style>
    <style:style style:name="P26" style:family="paragraph" style:parent-style-name="Standard" style:list-style-name="L1">
      <style:text-properties fo:font-size="10pt" officeooo:rsid="0019d94e" officeooo:paragraph-rsid="0019d94e" style:font-size-asian="10pt" style:font-size-complex="10pt"/>
    </style:style>
    <style:style style:name="P27" style:family="paragraph" style:parent-style-name="Standard" style:list-style-name="L1">
      <style:text-properties fo:font-size="10pt" officeooo:rsid="001a0379" officeooo:paragraph-rsid="001a0379" style:font-size-asian="10pt" style:font-size-complex="10pt"/>
    </style:style>
    <style:style style:name="P28" style:family="paragraph" style:parent-style-name="Standard" style:list-style-name="L1">
      <style:text-properties fo:font-size="10pt" officeooo:rsid="001ac121" officeooo:paragraph-rsid="001ac121" style:font-size-asian="10pt" style:font-size-complex="10pt"/>
    </style:style>
    <style:style style:name="P29" style:family="paragraph" style:parent-style-name="Standard" style:list-style-name="L1">
      <style:text-properties fo:font-size="10pt" officeooo:rsid="001c8ffd" officeooo:paragraph-rsid="001c8ffd" style:font-size-asian="10pt" style:font-size-complex="10pt"/>
    </style:style>
    <style:style style:name="P30" style:family="paragraph" style:parent-style-name="Standard" style:list-style-name="L1">
      <style:text-properties fo:font-size="10pt" officeooo:rsid="001d5cb5" officeooo:paragraph-rsid="001d5cb5" style:font-size-asian="10pt" style:font-size-complex="10pt"/>
    </style:style>
    <style:style style:name="P31" style:family="paragraph" style:parent-style-name="Standard" style:list-style-name="L1">
      <style:text-properties fo:font-size="10pt" officeooo:rsid="00318dd9" officeooo:paragraph-rsid="00318dd9" style:font-size-asian="10pt" style:font-size-complex="10pt"/>
    </style:style>
    <style:style style:name="P32" style:family="paragraph" style:parent-style-name="Standard" style:list-style-name="L1">
      <style:text-properties fo:font-size="10pt" officeooo:rsid="001e2b00" officeooo:paragraph-rsid="001e2b00" style:font-size-asian="10pt" style:font-size-complex="10pt"/>
    </style:style>
    <style:style style:name="P33" style:family="paragraph" style:parent-style-name="Standard" style:list-style-name="L1">
      <style:text-properties fo:font-size="10pt" officeooo:rsid="001fe02b" officeooo:paragraph-rsid="001fe02b" style:font-size-asian="10pt" style:font-size-complex="10pt"/>
    </style:style>
    <style:style style:name="P34" style:family="paragraph" style:parent-style-name="Standard" style:list-style-name="L1">
      <style:text-properties fo:font-size="10pt" officeooo:rsid="00257417" officeooo:paragraph-rsid="00257417" style:font-size-asian="10pt" style:font-size-complex="10pt"/>
    </style:style>
    <style:style style:name="P35" style:family="paragraph" style:parent-style-name="Standard" style:list-style-name="L1">
      <style:text-properties fo:font-size="10pt" officeooo:rsid="00257a3d" officeooo:paragraph-rsid="00257a3d" style:font-size-asian="10pt" style:font-size-complex="10pt"/>
    </style:style>
    <style:style style:name="P36" style:family="paragraph" style:parent-style-name="Standard" style:list-style-name="L1">
      <style:text-properties fo:font-size="10pt" officeooo:rsid="0025acf9" officeooo:paragraph-rsid="0025acf9" style:font-size-asian="10pt" style:font-size-complex="10pt"/>
    </style:style>
    <style:style style:name="P37" style:family="paragraph" style:parent-style-name="Standard" style:list-style-name="L1">
      <style:text-properties fo:font-size="10pt" officeooo:rsid="002609c5" officeooo:paragraph-rsid="002609c5" style:font-size-asian="10pt" style:font-size-complex="10pt"/>
    </style:style>
    <style:style style:name="P38" style:family="paragraph" style:parent-style-name="Standard" style:list-style-name="L1">
      <style:text-properties fo:font-size="10pt" officeooo:rsid="002609c5" officeooo:paragraph-rsid="002728aa" style:font-size-asian="10pt" style:font-size-complex="10pt"/>
    </style:style>
    <style:style style:name="P39" style:family="paragraph" style:parent-style-name="Standard" style:list-style-name="L1">
      <style:text-properties fo:font-size="10pt" officeooo:rsid="002728aa" officeooo:paragraph-rsid="002728aa" style:font-size-asian="10pt" style:font-size-complex="10pt"/>
    </style:style>
    <style:style style:name="P40" style:family="paragraph" style:parent-style-name="Standard" style:list-style-name="L1">
      <style:text-properties fo:font-size="10pt" officeooo:rsid="0029032f" officeooo:paragraph-rsid="0029032f" style:font-size-asian="10pt" style:font-size-complex="10pt"/>
    </style:style>
    <style:style style:name="P41" style:family="paragraph" style:parent-style-name="Standard" style:list-style-name="L1">
      <style:text-properties fo:font-size="10pt" officeooo:rsid="0029263f" officeooo:paragraph-rsid="0029263f" style:font-size-asian="10pt" style:font-size-complex="10pt"/>
    </style:style>
    <style:style style:name="P42" style:family="paragraph" style:parent-style-name="Standard" style:list-style-name="L1">
      <style:text-properties fo:font-size="10pt" officeooo:rsid="0029ac8c" officeooo:paragraph-rsid="0029ac8c" style:font-size-asian="10pt" style:font-size-complex="10pt"/>
    </style:style>
    <style:style style:name="P43" style:family="paragraph" style:parent-style-name="Standard" style:list-style-name="L1">
      <style:text-properties fo:font-size="10pt" fo:font-weight="bold" officeooo:rsid="0016fa77" officeooo:paragraph-rsid="0016fa77" style:font-size-asian="10pt" style:font-weight-asian="bold" style:font-size-complex="10pt" style:font-weight-complex="bold"/>
    </style:style>
    <style:style style:name="P44" style:family="paragraph" style:parent-style-name="Standard" style:list-style-name="L1">
      <style:text-properties fo:font-size="10pt" fo:font-style="italic" officeooo:rsid="002609c5" officeooo:paragraph-rsid="002609c5" style:font-size-asian="10pt" style:font-style-asian="italic" style:font-size-complex="10pt" style:font-style-complex="italic"/>
    </style:style>
    <style:style style:name="P45" style:family="paragraph" style:parent-style-name="Standard" style:list-style-name="L1">
      <style:text-properties fo:font-size="10pt" fo:font-style="normal" officeooo:rsid="002609c5" officeooo:paragraph-rsid="002609c5" style:font-size-asian="10pt" style:font-style-asian="normal" style:font-size-complex="10pt" style:font-style-complex="normal"/>
    </style:style>
    <style:style style:name="T1" style:family="text">
      <style:text-properties officeooo:rsid="0014392e"/>
    </style:style>
    <style:style style:name="T2" style:family="text">
      <style:text-properties officeooo:rsid="00144c6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8f33a"/>
    </style:style>
    <style:style style:name="T7" style:family="text">
      <style:text-properties officeooo:rsid="001d5cb5"/>
    </style:style>
    <style:style style:name="T8" style:family="text">
      <style:text-properties officeooo:rsid="001e2b00"/>
    </style:style>
    <style:style style:name="T9" style:family="text">
      <style:text-properties officeooo:rsid="0025acf9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728aa" style:font-style-asian="normal" style:font-style-complex="normal"/>
    </style:style>
    <style:style style:name="T12" style:family="text">
      <style:text-properties officeooo:rsid="002728aa"/>
    </style:style>
    <style:style style:name="T13" style:family="text">
      <style:text-properties officeooo:rsid="0029263f"/>
    </style:style>
    <style:style style:name="T14" style:family="text">
      <style:text-properties officeooo:rsid="00338d88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_DdeLink__0_3019244160"/></text:p>
      <text:list xml:id="list680923806" text:style-name="L1">
        <text:list-item>
          <text:p text:style-name="P13">Crear Security Group para Cluster kafka.</text:p>
          <text:list>
            <text:list-item>
              <text:p text:style-name="P13">EC2</text:p>
            </text:list-item>
            <text:list-item>
              <text:p text:style-name="P14">Redes y Seguridad – SECURITY GROUP</text:p>
              <text:list>
                <text:list-item>
                  <text:p text:style-name="P14">Crear nuevo Security Group</text:p>
                  <text:list>
                    <text:list-item>
                      <text:p text:style-name="P14">Nombre : kafka-cluster</text:p>
                    </text:list-item>
                    <text:list-item>
                      <text:p text:style-name="P14">Descripción: Texto descriptivo</text:p>
                    </text:list-item>
                    <text:list-item>
                      <text:p text:style-name="P14">Reglas de Entrada</text:p>
                      <text:list>
                        <text:list-item>
                          <text:p text:style-name="P14">Agregar Regla de Entrada</text:p>
                        </text:list-item>
                        <text:list-item>
                          <text:p text:style-name="P14">Se abre puerto 9092 (Puerto de Kafka)</text:p>
                        </text:list-item>
                        <text:list-item>
                          <text:p text:style-name="P14">Origen: Desde cualquier lugar</text:p>
                        </text:list-item>
                        <text:list-item>
                          <text:p text:style-name="P14">Crear Grupo de Seguridad</text:p>
                        </text:list-item>
                        <text:list-item>
                          <text:p text:style-name="P14">Se genera Security Group</text:p>
                        </text:list-item>
                      </text:list>
                    </text:list-item>
                    <text:list-item>
                      <text:p text:style-name="P16">No se modifica Regla de Salida</text:p>
                    </text:list-item>
                    <text:list-item>
                      <text:p text:style-name="P14">Se vuelve a Grupo de Seguridad </text:p>
                      <text:list>
                        <text:list-item>
                          <text:p text:style-name="P14">Se ve que Grupo de Seguridad Esta Creado</text:p>
                        </text:list-item>
                        <text:list-item>
                          <text:p text:style-name="P14">Se accede y se ve que puerto 9092 es accesible desde cualquier lugar Origen: 0.0.0.0/0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10236785678253" text:continue-numbering="true" text:style-name="L1">
        <text:list-item>
          <text:p text:style-name="P16">Creando Security Group para cliente</text:p>
          <text:list>
            <text:list-item>
              <text:p text:style-name="P16">EC2</text:p>
            </text:list-item>
            <text:list-item>
              <text:p text:style-name="P15">Redes y Seguridad – SECURITY GROUP</text:p>
              <text:list>
                <text:list-item>
                  <text:p text:style-name="P15">Crear nuevo Security Group</text:p>
                  <text:list>
                    <text:list-item>
                      <text:p text:style-name="P16">Nombre kafka-client</text:p>
                    </text:list-item>
                    <text:list-item>
                      <text:p text:style-name="P15">Descripción: Texto descriptivo</text:p>
                    </text:list-item>
                    <text:list-item>
                      <text:p text:style-name="P16">Se mantiene VPC que muestra</text:p>
                    </text:list-item>
                    <text:list-item>
                      <text:p text:style-name="P16">Reglas de Entrada</text:p>
                      <text:list>
                        <text:list-item>
                          <text:p text:style-name="P16">Agregar Regla de Entrada</text:p>
                        </text:list-item>
                        <text:list-item>
                          <text:p text:style-name="P16">Tipo: SSH, Abre Puerto 22</text:p>
                        </text:list-item>
                        <text:list-item>
                          <text:p text:style-name="P16">Origen: Desde cualquier lugar</text:p>
                        </text:list-item>
                        <text:list-item>
                          <text:p text:style-name="P16">Se genera Security Group</text:p>
                        </text:list-item>
                      </text:list>
                    </text:list-item>
                    <text:list-item>
                      <text:p text:style-name="P16">No se Modifica Regla de Salida</text:p>
                    </text:list-item>
                    <text:list-item>
                      <text:p text:style-name="P15">Se vuelve a Grupo de Seguridad </text:p>
                      <text:list>
                        <text:list-item>
                          <text:p text:style-name="P15">Se ve que <text:span text:style-name="T1">el </text:span>Grupo de Seguridad <text:span text:style-name="T1">para cliente </text:span>Esta Cread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10235365676915" text:continue-numbering="true" text:style-name="L1">
        <text:list-item>
          <text:p text:style-name="P16">Creando Cluster de Kafka <text:span text:style-name="T2">en MSK (Es Pagado)</text:span></text:p>
          <text:list>
            <text:list-item>
              <text:p text:style-name="P18">Ingresar a Amazon MSK</text:p>
            </text:list-item>
            <text:list-item>
              <text:p text:style-name="P18">Se selecciona Create Cluster with custom settings</text:p>
              <text:list>
                <text:list-item>
                  <text:p text:style-name="P18">Cluster name : cluster-finytec</text:p>
                </text:list-item>
                <text:list-item>
                  <text:p text:style-name="P18">Apache Kafka Version: Seleccionar la recomendada.</text:p>
                </text:list-item>
                <text:list-item>
                  <text:p text:style-name="P18">Configuration: Use MSK default configuration</text:p>
                </text:list-item>
                <text:list-item>
                  <text:p text:style-name="P18">Seleccionar VPC: Se puede crear, pero se usa la vpc por defecto</text:p>
                </text:list-item>
                <text:list-item>
                  <text:p text:style-name="P18">Number of Availabitility Zones :<text:span text:style-name="T4"> 2</text:span></text:p>
                </text:list-item>
                <text:list-item>
                  <text:p text:style-name="P18">Availability Zone: use-east-1a</text:p>
                </text:list-item>
                <text:list-item>
                  <text:p text:style-name="P19">Subnet: Aceptar la que ofrece</text:p>
                </text:list-item>
                <text:list-item>
                  <text:p text:style-name="P20">Second Availabilty Zone: us-east-1b</text:p>
                </text:list-item>
                <text:list-item>
                  <text:p text:style-name="P20">Subnet: Seleccionar la ofrecida</text:p>
                </text:list-item>
                <text:list-item>
                  <text:p text:style-name="P21">Autenticacion TLS client </text:p>
                </text:list-item>
                <text:list-item>
                  <text:p text:style-name="P20">Brokers</text:p>
                  <text:list>
                    <text:list-item>
                      <text:p text:style-name="P20">Broker Instance Type: permite seleccionar el tamaño (<text:span text:style-name="T3">small</text:span>, large,…)</text:p>
                    </text:list-item>
                    <text:list-item>
                      <text:p text:style-name="P20">Number of broker per Availability Zone: <text:s/>2 (El total de Broker es el doble, en este caso <text:span text:style-name="T4">4</text:span>)</text:p>
                    </text:list-item>
                  </text:list>
                </text:list-item>
                <text:list-item>
                  <text:p text:style-name="P20">Storage no se modifica</text:p>
                </text:list-item>
                <text:list-item>
                  <text:p text:style-name="P20">Encryption</text:p>
                  <text:list>
                    <text:list-item>
                      <text:p text:style-name="P20">No enable encryption </text:p>
                    </text:list-item>
                    <text:list-item>
                      <text:p text:style-name="P20">Both TLS encrypted and plaintext traffic allowed</text:p>
                    </text:list-item>
                  </text:list>
                </text:list-item>
                <text:list-item>
                  <text:p text:style-name="P20">Monitoring mediante <text:span text:style-name="T3">CLOUDWATCH</text:span></text:p>
                  <text:list>
                    <text:list-item>
                      <text:p text:style-name="P20">Basic Monitoring</text:p>
                    </text:list-item>
                  </text:list>
                </text:list-item>
                <text:list-item>
                  <text:p text:style-name="P22">Advanced SETTINGS</text:p>
                  <text:list>
                    <text:list-item>
                      <text:p text:style-name="P22">Customize settings</text:p>
                      <text:list>
                        <text:list-item>
                          <text:p text:style-name="P22"><text:soft-page-break/>Se ven los dos security group definidos (Kafka y Client)</text:p>
                        </text:list-item>
                        <text:list-item>
                          <text:p text:style-name="P22">Se selecciona el de Kafka-cluster</text:p>
                        </text:list-item>
                      </text:list>
                    </text:list-item>
                  </text:list>
                </text:list-item>
                <text:list-item>
                  <text:p text:style-name="P22">FINALMENTE create cluster</text:p>
                </text:list-item>
                <text:list-item>
                  <text:p text:style-name="P23">ARN:</text:p>
                </text:list-item>
              </text:list>
            </text:list-item>
          </text:list>
        </text:list-item>
      </text:list>
      <text:p text:style-name="P8"/>
      <text:p text:style-name="P12">TLS</text:p>
      <text:p text:style-name="P10"><text:bookmark text:name="1535-1727999589130-648"/>z-1.clusterdevs4j.g73j69.c3.kafka.us-east-2.amazonaws.com:2182,z-3.clusterdevs4j.g73j69.c3.kafka.us-east-2.amazonaws.com:2182,z-2.clusterdevs4j.g73j69.c3.kafka.us-east-2.amazonaws.com:2182</text:p>
      <text:p text:style-name="P11">Plaintext</text:p>
      <text:p text:style-name="P10"><text:bookmark text:name="1539-1727999589130-8771"/>z-1.clusterdevs4j.g73j69.c3.kafka.us-east-2.amazonaws.com:2181,z-3.clusterdevs4j.g73j69.c3.kafka.us-east-2.amazonaws.com:2181,z-2.clusterdevs4j.g73j69.c3.kafka.us-east-2.amazonaws.com:2181</text:p>
      <text:p text:style-name="P9"/>
      <text:list xml:id="list10236466454953" text:continue-numbering="true" text:style-name="L1">
        <text:list-item>
          <text:list>
            <text:list-item>
              <text:list>
                <text:list-header>
                  <text:p text:style-name="P22"/>
                </text:list-header>
              </text:list>
            </text:list-item>
          </text:list>
        </text:list-item>
        <text:list-item>
          <text:p text:style-name="P24">Revisando Creación de Cluster</text:p>
          <text:list>
            <text:list-item>
              <text:p text:style-name="P24">Amazon MSK → Clusters → &lt;Clusters <text:s/>Name&gt;</text:p>
            </text:list-item>
            <text:list-item>
              <text:p text:style-name="P24">Recurso de AWS – Cluster ARN</text:p>
            </text:list-item>
            <text:list-item>
              <text:p text:style-name="P24">View cliente information</text:p>
              <text:list>
                <text:list-item>
                  <text:p text:style-name="P24">Se ve Bootstarp Server (Tiene las URL para la conexión y que se deben actualizar en el Código Spring)</text:p>
                  <text:list>
                    <text:list-item>
                      <text:p text:style-name="P24">TLS</text:p>
                    </text:list-item>
                    <text:list-item>
                      <text:p text:style-name="P43">Plaintest</text:p>
                    </text:list-item>
                  </text:list>
                </text:list-item>
                <text:list-item>
                  <text:p text:style-name="P24"><text:s/>Se Ve ZooKeeper connect (Sale Gratuito)</text:p>
                </text:list-item>
              </text:list>
            </text:list-item>
            <text:list-item>
              <text:p text:style-name="P24">Resumen de los Brokers (2 por Zone total 4 brokers) <text:span text:style-name="T6">(En documentación de kafka se ve cuantos brokers por Instance, ejemplo, t3.small → 300 particiones por brokers.</text:span></text:p>
            </text:list-item>
            <text:list-item>
              <text:p text:style-name="P25">Monitoring, se ve las métricas del broker</text:p>
              <text:p text:style-name="P25"/>
            </text:list-item>
          </text:list>
        </text:list-item>
        <text:list-item>
          <text:p text:style-name="P26">Creando una máquina EC2 para conectarse a Kafka-cluster.</text:p>
          <text:list>
            <text:list-item>
              <text:p text:style-name="P26">2 Brokers no tienen acceso externos, se deben acceder desde una maquina en la red de AWS</text:p>
            </text:list-item>
            <text:list-item>
              <text:p text:style-name="P26">EC2</text:p>
              <text:list>
                <text:list-item>
                  <text:p text:style-name="P26">Instancias en ejecución</text:p>
                </text:list-item>
                <text:list-item>
                  <text:p text:style-name="P26">Launch Instancia</text:p>
                </text:list-item>
                <text:list-item>
                  <text:p text:style-name="P26">Seleccionar Amazon Linux gratis)</text:p>
                  <text:list>
                    <text:list-item>
                      <text:p text:style-name="P26">t2.micro</text:p>
                    </text:list-item>
                    <text:list-item>
                      <text:p text:style-name="P26">Review lunch</text:p>
                    </text:list-item>
                    <text:list-item>
                      <text:p text:style-name="P26">Se accede a parte de los Security Groups</text:p>
                    </text:list-item>
                    <text:list-item>
                      <text:p text:style-name="P26">En vez de crear uno nuevo se selecciona uno existente</text:p>
                      <text:list>
                        <text:list-item>
                          <text:p text:style-name="P26">Se selecciona la de Kafka-client no la de kafka-cluster</text:p>
                        </text:list-item>
                        <text:list-item>
                          <text:p text:style-name="P26">Lunch</text:p>
                          <text:list>
                            <text:list-item>
                              <text:p text:style-name="P26">se debe seleccionar llave existente (CREDENCIALES PARA CONECTARSE A LA MAQUINA EC2</text:p>
                            </text:list-item>
                            <text:list-item>
                              <text:p text:style-name="P26">Seleccionar create a new key pair</text:p>
                            </text:list-item>
                            <text:list-item>
                              <text:p text:style-name="P26">Asignar nombre de la key</text:p>
                            </text:list-item>
                            <text:list-item>
                              <text:p text:style-name="P26">Download Key Pair</text:p>
                              <text:list>
                                <text:list-item>
                                  <text:p text:style-name="P26">Se debe guardar en forma segura, es un archivo .pem</text:p>
                                </text:list-item>
                              </text:list>
                            </text:list-item>
                            <text:list-item>
                              <text:p text:style-name="P27">Finalmente Launch Instanc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8">Verificar ejecución de la instancia</text:p>
                  <text:list>
                    <text:list-item>
                      <text:p text:style-name="P28">EC2</text:p>
                      <text:list>
                        <text:list-item>
                          <text:p text:style-name="P28">pasa desde pendiente hasta en running</text:p>
                          <text:p text:style-name="P28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8">Conexión a la maquina EC2 desde local y configuraciones</text:p>
          <text:list>
            <text:list-item>
              <text:p text:style-name="P28">cambiar permisos a archivo .pem, <text:s/></text:p>
              <text:list>
                <text:list-item>
                  <text:p text:style-name="P28">chmod 400 &lt;file&gt;.pem</text:p>
                </text:list-item>
              </text:list>
            </text:list-item>
            <text:list-item>
              <text:p text:style-name="P29">En terminal local donde se encuentra &lt;file&gt;.pem</text:p>
              <text:list>
                <text:list-item>
                  <text:p text:style-name="P29">ssh -i &lt;file&gt;.pem <text:s/>ec2-user@&lt;servidor&gt;</text:p>
                  <text:list>
                    <text:list-item>
                      <text:p text:style-name="P29">El servidor esta en la instancia de EC2 en public DNS(i<text:span text:style-name="T14">p</text:span>v4) <text:s/>&lt;enter&gt;</text:p>
                    </text:list-item>
                    <text:list-item>
                      <text:p text:style-name="P29">Se obtiene la conexión a la maquina EC2</text:p>
                    </text:list-item>
                  </text:list>
                </text:list-item>
                <text:list-item>
                  <text:p text:style-name="P29">Siguiente, actualizar máquina</text:p>
                  <text:list>
                    <text:list-item>
                      <text:p text:style-name="P29"><text:soft-page-break/>sudo yum update </text:p>
                    </text:list-item>
                  </text:list>
                </text:list-item>
                <text:list-item>
                  <text:p text:style-name="P29">Instalar java</text:p>
                  <text:list>
                    <text:list-item>
                      <text:p text:style-name="P30">sudo yum install java-&lt;version&gt;</text:p>
                      <text:p text:style-name="P30"/>
                    </text:list-item>
                  </text:list>
                </text:list-item>
              </text:list>
            </text:list-item>
          </text:list>
        </text:list-item>
        <text:list-item>
          <text:p text:style-name="P31">Copiar archivo jar a EC2</text:p>
          <text:list>
            <text:list-item>
              <text:p text:style-name="P31">scp -i /ruta/a/tu/clave.pem /ruta/al/archivo.jar ec2-user@&lt;dirección-ip-ec2&gt;:/ruta/de/destino</text:p>
            </text:list-item>
          </text:list>
          <text:p text:style-name="P30">/home/jhba/Escritorio/Zud/Kafka/dev4j/finytec-transactions/target</text:p>
        </text:list-item>
        <text:list-item>
          <text:p text:style-name="P30">Habilitar Kafka en EC2 AWS</text:p>
          <text:list>
            <text:list-item>
              <text:p text:style-name="P30">ir a kafka, acceder a Download</text:p>
            </text:list-item>
            <text:list-item>
              <text:p text:style-name="P30">copiar dirección HTTPS</text:p>
            </text:list-item>
            <text:list-item>
              <text:p text:style-name="P30">wget dirección HTTPS</text:p>
            </text:list-item>
            <text:list-item>
              <text:p text:style-name="P30">Se descarga kafka en formato tgz</text:p>
            </text:list-item>
            <text:list-item>
              <text:p text:style-name="P30">se descomprime descarga</text:p>
              <text:list>
                <text:list-item>
                  <text:p text:style-name="P30">tar -xvf &lt;archivo descargado&gt; </text:p>
                </text:list-item>
              </text:list>
            </text:list-item>
            <text:list-item>
              <text:p text:style-name="P30">se ingresa a la carpeta descomprimida</text:p>
            </text:list-item>
            <text:list-item>
              <text:p text:style-name="P30">Se ejecutan los comandos siguientes: <text:span text:style-name="T8">(similares a los de local, cambia el localhost:9200 por dns plaintext)</text:span></text:p>
              <text:list>
                <text:list-item>
                  <text:p text:style-name="P30">Listar topics con plaintext de MSK de AWS (DISPONIBLE EN INFORMACIÓN DE MSK AWS)</text:p>
                  <text:list>
                    <text:list-item>
                      <text:p text:style-name="P30">bin/kafka-topics.sh .list –bootstrap-server &lt;DNS de plaintext)</text:p>
                    </text:list-item>
                    <text:list-item>
                      <text:p text:style-name="P30">Crear topics <text:span text:style-name="T8">con --replication-factor 4</text:span></text:p>
                    </text:list-item>
                    <text:list-item>
                      <text:p text:style-name="P32">Describe</text:p>
                    </text:list-item>
                    <text:list-item>
                      <text:p text:style-name="P32">iniciar produces en <text:span text:style-name="T7">bootstrap</text:span> <text:s/>de AWS <text:s/>plaintext</text:p>
                    </text:list-item>
                    <text:list-item>
                      <text:p text:style-name="P32">iniciar consumer <text:s/>en <text:s/><text:span text:style-name="T7">bootstrap </text:span>de AWS <text:s text:c="2"/>plaintext</text:p>
                    </text:list-item>
                    <text:list-item>
                      <text:p text:style-name="P32">Se producen y reciben los mensaje</text:p>
                      <text:p text:style-name="P32"/>
                    </text:list-item>
                  </text:list>
                </text:list-item>
              </text:list>
            </text:list-item>
          </text:list>
        </text:list-item>
        <text:list-item>
          <text:p text:style-name="P33">Configurando ejemplo práctico.</text:p>
          <text:list>
            <text:list-item>
              <text:p text:style-name="P34">Se reemplaza en BOOTSTRAP_SERVER_CONFIG localhost:9092 por los BOOTSTRAP_SERVER DE AWS.</text:p>
              <text:p text:style-name="P34"/>
            </text:list-item>
          </text:list>
        </text:list-item>
        <text:list-item>
          <text:p text:style-name="P35">Creando Cluster de ElasticSearch en AWS</text:p>
          <text:list>
            <text:list-item>
              <text:p text:style-name="P35">Buscar Amazon ElasticSearch Service en Amazon</text:p>
              <text:list>
                <text:list-item>
                  <text:p text:style-name="P35">Crear un nuevo dominio</text:p>
                </text:list-item>
                <text:list-item>
                  <text:p text:style-name="P35">Elegir implementación de Desarrollo y pruebas con la última versión de ES</text:p>
                </text:list-item>
                <text:list-item>
                  <text:p text:style-name="P35">Nombre del Dominio: </text:p>
                </text:list-item>
                <text:list-item>
                  <text:p text:style-name="P35">Tipo de Instancia predeterminada</text:p>
                </text:list-item>
                <text:list-item>
                  <text:p text:style-name="P35">Numero de Nodos : 1</text:p>
                </text:list-item>
                <text:list-item>
                  <text:p text:style-name="P35">Tipo de almacenamiento de nodos de datos: EBS (Elastic block storage)</text:p>
                </text:list-item>
                <text:list-item>
                  <text:p text:style-name="P35">Tipo de volumen de EBS : por defecto</text:p>
                </text:list-item>
                <text:list-item>
                  <text:p text:style-name="P35">Tamaño de almacenamiento de EBS por nodo: 10</text:p>
                </text:list-item>
                <text:list-item>
                  <text:p text:style-name="P35">Siguiente</text:p>
                </text:list-item>
                <text:list-item>
                  <text:p text:style-name="P35"><text:s/>Acceso mediante VPC (Recomendado) no se elige</text:p>
                </text:list-item>
                <text:list-item>
                  <text:p text:style-name="P35">Se elige Acceso público</text:p>
                </text:list-item>
                <text:list-item>
                  <text:p text:style-name="P35">Crear Usuario Maestro: </text:p>
                  <text:list>
                    <text:list-item>
                      <text:p text:style-name="P35">usuario: <text:span text:style-name="T9">devs4j (ejemplo)</text:span></text:p>
                    </text:list-item>
                    <text:list-item>
                      <text:p text:style-name="P35">Contraseña: </text:p>
                    </text:list-item>
                    <text:list-item>
                      <text:p text:style-name="P36">Confirmar contraseña: </text:p>
                    </text:list-item>
                  </text:list>
                </text:list-item>
                <text:list-item>
                  <text:p text:style-name="P36">NO SE USA COGNITO</text:p>
                </text:list-item>
                <text:list-item>
                  <text:p text:style-name="P36">Política de acceso: Permitir el acceso libre al dominio</text:p>
                </text:list-item>
                <text:list-item>
                  <text:p text:style-name="P36">SIGUIENTE</text:p>
                </text:list-item>
                <text:list-item>
                  <text:p text:style-name="P36">Permite revisar cluster de ES</text:p>
                </text:list-item>
                <text:list-item>
                  <text:p text:style-name="P36">Confirmar</text:p>
                </text:list-item>
              </text:list>
            </text:list-item>
            <text:list-item>
              <text:p text:style-name="P36">Prueba de Cluster ES Usando Postman</text:p>
              <text:list>
                <text:list-item>
                  <text:p text:style-name="P36">URL : Punto de enlace de Cluster ES.</text:p>
                  <text:list>
                    <text:list-item>
                      <text:p text:style-name="P37">En postman se debe usar Basic Auth (Claves de Usuario Maestro)</text:p>
                    </text:list-item>
                    <text:list-item>
                      <text:p text:style-name="P37">Ejecutar y responde</text:p>
                      <text:list>
                        <text:list-item>
                          <text:p text:style-name="P37">Se aplican los comandos similares al de Local</text:p>
                          <text:list>
                            <text:list-item>
                              <text:p text:style-name="P44">_cat/<text:span text:style-name="T10">health?v</text:span></text:p>
                            </text:list-item>
                            <text:list-item>
                              <text:p text:style-name="P45">_cat/node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7">URL KIBANA (se usa las claves de Usuario Maestro) se usa en Browser</text:p>
                </text:list-item>
              </text:list>
            </text:list-item>
            <text:list-item>
              <text:p text:style-name="P37"><text:soft-page-break/>Indexando documentos con Rest</text:p>
              <text:list>
                <text:list-item>
                  <text:p text:style-name="P37">En postman PUT <text:s/>/devs4j-transactions (CREA EL INDICE)</text:p>
                </text:list-item>
                <text:list-item>
                  <text:p text:style-name="P37">En postman GET <text:s/>/devs4j-transactions <text:s/>(DEVUELVE EL INDICE CREADO)</text:p>
                </text:list-item>
                <text:list-item>
                  <text:p text:style-name="P38">En postman POST <text:s/><text:span text:style-name="T5">devs4j-transactions/transactions</text:span><text:span text:style-name="T11">/1</text:span> <text:s/>(POSTEA DOCUMENTOS)</text:p>
                </text:list-item>
                <text:list-item>
                  <text:p text:style-name="P38">En postman <text:span text:style-name="T12">GET</text:span> <text:s/><text:span text:style-name="T5">devs4j-transactions/transactions</text:span><text:span text:style-name="T11">/1</text:span> <text:s/>(<text:span text:style-name="T12">OBTIENE</text:span> DOCUMENTOS <text:span text:style-name="T12">CREADO</text:span>)</text:p>
                  <text:p text:style-name="P38"/>
                </text:list-item>
              </text:list>
            </text:list-item>
          </text:list>
        </text:list-item>
        <text:list-item>
          <text:p text:style-name="P39">Configurar ES en aplicación</text:p>
          <text:list>
            <text:list-item>
              <text:p text:style-name="P39">Se debe considerar la autenticacion en el código</text:p>
              <text:list>
                <text:list-item>
                  <text:p text:style-name="P39">Se usa Clase Usuario Maestro</text:p>
                </text:list-item>
                <text:list-item>
                  <text:p text:style-name="P39">Se usa URL de KIBANA en RestHighLevelClient</text:p>
                  <text:list>
                    <text:list-item>
                      <text:p text:style-name="P39">No se pone https de la URL de KIBANA y se usa puerto 443, https</text:p>
                    </text:list-item>
                  </text:list>
                </text:list-item>
                <text:list-item>
                  <text:p text:style-name="P40">LA PRUEBA EN LOCAL ES DISTINTA A LA DE AWS, se modifica el config de ES y se inyecta data desde el main</text:p>
                </text:list-item>
              </text:list>
            </text:list-item>
          </text:list>
        </text:list-item>
        <text:list-item>
          <text:p text:style-name="P40">SUBIR APP.JAR A AWS <text:span text:style-name="T13">con </text:span><text:s/>.pem y comando scp a la EC<text:span text:style-name="T13">2</text:span></text:p>
        </text:list-item>
        <text:list-item>
          <text:p text:style-name="P41">Ejecutar con ssh i .pem ec2-user@&lt;&gt;</text:p>
        </text:list-item>
        <text:list-item>
          <text:p text:style-name="P41">La aplicación se ejecuta con java -jar en consola de AWS</text:p>
        </text:list-item>
        <text:list-item>
          <text:p text:style-name="P42">Crear DashBoard en KIBANA</text:p>
        </text:list-item>
      </text:list>
      <text:p text:style-name="P6"/>
      <text:p text:style-name="P6"/>
      <text:p text:style-name="P7">FINALMENTE LIMPIAR AWS</text:p>
      <text:p text:style-name="P7"><text:tab/>EC2</text:p>
      <text:p text:style-name="P7"><text:tab/>MSK</text:p>
      <text:p text:style-name="P7"><text:tab/>ESS</text:p>
      <text:p text:style-name="P7"/>
      <text:p text:style-name="P6"/>
      <text:p text:style-name="P6"/>
      <text:p text:style-name="P6">NOTA: devs4j criptomonedas REVISAR</text:p>
      <text:list xml:id="list2164986399" text:style-name="L2">
        <text:list-header>
          <text:p text:style-name="P17"/>
        </text:list-header>
      </text:list>
      <text:p text:style-name="P5"/>
      <text:p text:style-name="P2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azon Ember" svg:font-family="'Amazon Ember', 'Helvetica Neue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ar font-family-base-4om3hr" svg:font-family="'var font-family-base-4om3hr', 'Amazon Ember', 'Helvetica Neue', 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7:18:56.242054847</meta:creation-date>
    <meta:editing-duration>PT4H45M30S</meta:editing-duration>
    <meta:editing-cycles>19</meta:editing-cycles>
    <meta:generator>LibreOffice/7.3.7.2$Linux_X86_64 LibreOffice_project/30$Build-2</meta:generator>
    <dc:date>2024-10-04T01:02:34.539521118</dc:date>
    <meta:document-statistic meta:table-count="0" meta:image-count="0" meta:object-count="0" meta:page-count="4" meta:paragraph-count="177" meta:word-count="1139" meta:character-count="6934" meta:non-whitespace-character-count="6099"/>
  </office:meta>
</office:document-meta>
</file>